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U1</text:p>
          </table:table-cell>
          <table:table-cell office:value-type="float" office:value="7417" calcext:value-type="float">
            <text:p>7417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7417" calcext:value-type="float">
            <text:p>7417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7416" calcext:value-type="float">
            <text:p>7416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109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Keller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125</text:p>
          </table:table-cell>
          <table:table-cell office:value-type="string" calcext:value-type="string">
            <text:p>Kiste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Kiste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5107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5110</text:p>
          </table:table-cell>
          <table:table-cell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Kiste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75107</text:p>
          </table:table-cell>
          <table:table-cell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75107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74110</text:p>
          </table:table-cell>
          <table:table-cell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6-1-102</text:p>
          </table:table-cell>
          <table:table-cell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msp06c01-560g</text:p>
          </table:table-cell>
          <table:table-cell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16-2-82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75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750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500 +/- 10% 22uF 15DC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500 +/- 10% 22uF 15DC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I5M104</text:p>
          </table:table-cell>
          <table:table-cell/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23:56:00.628000000</meta:creation-date>
    <dc:date>2016-07-09T01:10:49.831000000</dc:date>
    <meta:editing-duration>PT59M38S</meta:editing-duration>
    <meta:editing-cycles>2</meta:editing-cycles>
    <meta:generator>LibreOffice/5.0.4.2$Windows_x86 LibreOffice_project/2b9802c1994aa0b7dc6079e128979269cf95bc78</meta:generator>
    <meta:document-statistic meta:table-count="1" meta:cell-count="112" meta:object-count="0"/>
  </office:meta>
</office:document-meta>
</file>